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93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05pt" fo:break-before="auto" style:use-optimal-row-height="true"/>
    </style:style>
    <style:style style:name="ro5" style:family="table-row">
      <style:table-row-properties style:row-height="23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37b70" fo:border="0.06pt solid #000000"/>
    </style:style>
    <style:style style:name="ce17" style:family="table-cell" style:parent-style-name="Default">
      <style:table-cell-properties fo:background-color="#fff200" fo:border="0.06pt solid #000000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add58a" fo:border="0.06pt solid #000000"/>
    </style:style>
    <style:style style:name="ce4" style:family="table-cell" style:parent-style-name="Default">
      <style:table-cell-properties fo:wrap-option="no-wrap" fo:border="none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 + EtherSwitch modul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4 statické smerovanie</text:p>
          </table:table-cell>
          <table:table-cell table:style-name="ce9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6 statické smerovanie</text:p>
          </table:table-cell>
          <table:table-cell table:style-name="ce9" office:value-type="string" calcext:value-type="string">
            <text:p>PS1</text:p>
          </table:table-cell>
          <table:table-cell table:style-name="ce19"/>
          <table:table-cell table:style-name="ce21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IPv2</text:p>
          </table:table-cell>
          <table:table-cell table:style-name="ce9" office:value-type="string" calcext:value-type="string">
            <text:p>PS1,CCNP-R</text:p>
          </table:table-cell>
          <table:table-cell table:style-name="ce5" table:number-columns-repeated="2"/>
          <table:table-cell table:style-name="ce21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5" office:value-type="string" calcext:value-type="string">
            <text:p>RIPng</text:p>
          </table:table-cell>
          <table:table-cell table:style-name="ce9" office:value-type="string" calcext:value-type="string">
            <text:p>PS1,CCNP-R</text:p>
          </table:table-cell>
          <table:table-cell table:style-name="ce5" table:number-columns-repeated="2"/>
          <table:table-cell table:style-name="ce21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VI</text:p>
          </table:table-cell>
          <table:table-cell table:style-name="ce9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TP BPDU Guard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ortFast</text:p>
          </table:table-cell>
          <table:table-cell table:style-name="ce9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</text:p>
          </table:table-cell>
          <table:table-cell table:style-name="ce9" office:value-type="string" calcext:value-type="string">
            <text:p>PS1,CCNP-S</text:p>
          </table:table-cell>
          <table:table-cell table:style-name="ce21" table:number-columns-repeated="2"/>
          <table:table-cell table:style-name="ce22"/>
          <table:table-cell table:style-name="ce21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 Trunk 802.1Q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VL smerovanie - Router on a Stick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1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2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3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TP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TP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ST+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PVST+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xtended VLAN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2 EtherChannel PAGP</text:p>
          </table:table-cell>
          <table:table-cell table:style-name="ce9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2 EtherChannel LACP</text:p>
          </table:table-cell>
          <table:table-cell table:style-name="ce9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PAGP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LACP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SRP IPv4 </text:p>
          </table:table-cell>
          <table:table-cell table:style-name="ce9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SRP IPv6 </text:p>
          </table:table-cell>
          <table:table-cell table:style-name="ce9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v2 IPv4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v2 IPv6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RRP IPv4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RRP IPv6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4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6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4 </text:p>
          </table:table-cell>
          <table:table-cell table:style-name="ce9" office:value-type="string" calcext:value-type="string">
            <text:p>PS1</text:p>
          </table:table-cell>
          <table:table-cell table:style-name="ce1"/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6 </text:p>
          </table:table-cell>
          <table:table-cell table:style-name="ce9" office:value-type="string" calcext:value-type="string">
            <text:p>PS1</text:p>
          </table:table-cell>
          <table:table-cell table:style-name="ce1"/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4 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6 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(Dynamické) NAT</text:p>
          </table:table-cell>
          <table:table-cell table:style-name="ce9" office:value-type="string" calcext:value-type="string">
            <text:p>PS1,CCNP-R</text:p>
          </table:table-cell>
          <table:table-cell table:style-name="ce5" table:number-columns-repeated="4"/>
          <table:table-cell table:style-name="ce9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LDP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DP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yslog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NTP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NMP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PAN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table:number-columns-repeated="2"/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4 </text:p>
          </table:table-cell>
          <table:table-cell table:style-name="ce9" office:value-type="string" calcext:value-type="string">
            <text:p>PS2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6 </text:p>
          </table:table-cell>
          <table:table-cell table:style-name="ce9" office:value-type="string" calcext:value-type="string">
            <text:p>PS2,CCNP-R</text:p>
          </table:table-cell>
          <table:table-cell table:style-name="ce5" table:number-columns-repeated="2"/>
          <table:table-cell table:style-name="ce2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Single-Area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Multi-Area</text:p>
          </table:table-cell>
          <table:table-cell table:style-name="ce9" office:value-type="string" calcext:value-type="string">
            <text:p>PS2,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Single-Area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Multi-Area</text:p>
          </table:table-cell>
          <table:table-cell table:style-name="ce9" office:value-type="string" calcext:value-type="string">
            <text:p>PS2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PP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4"/>
          <table:table-cell table:style-name="ce9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PPP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4"/>
          <table:table-cell table:style-name="ce9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HDLC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Frame Relay</text:p>
          </table:table-cell>
          <table:table-cell table:style-name="ce9"/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PPoE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4"/>
          <table:table-cell table:style-name="ce21" office:value-type="string" calcext:value-type="string">
            <text:p>working on 12.4, and 15.2(2.3)T</text:p>
          </table:table-cell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RE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BGP IPv4</text:p>
          </table:table-cell>
          <table:table-cell table:style-name="ce9" office:value-type="string" calcext:value-type="string">
            <text:p>PS2,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3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table:number-columns-repeated="2"/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S-IS</text:p>
          </table:table-cell>
          <table:table-cell table:style-name="ce9" office:value-type="string" calcext:value-type="string">
            <text:p>PrS1</text:p>
          </table:table-cell>
          <table:table-cell table:style-name="ce5"/>
          <table:table-cell table:style-name="ce2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2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3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Snooping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Dense Mode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 Mode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-Dense Mode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Any-Source Multicast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ource-Specific Multicast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anual R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uto-R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SR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nycast R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BGP IPv4 </text:p>
          </table:table-cell>
          <table:table-cell table:style-name="ce9" office:value-type="string" calcext:value-type="string">
            <text:p>PrS1,CCNP-R</text:p>
          </table:table-cell>
          <table:table-cell table:style-name="ce5" table:number-columns-repeated="2"/>
          <table:table-cell table:style-name="ce21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LS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D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V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outer Reflector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-BGP</text:p>
          </table:table-cell>
          <table:table-cell table:style-name="ce9" office:value-type="string" calcext:value-type="string">
            <text:p>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ub &amp; Spoke VP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raft Rose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L3 VP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PLS</text:p>
          </table:table-cell>
          <table:table-cell table:style-name="ce9" office:value-type="string" calcext:value-type="string">
            <text:p>PrS1,PrS2</text:p>
          </table:table-cell>
          <table:table-cell table:style-name="ce9"/>
          <table:table-cell table:style-name="ce5" table:number-columns-repeated="4"/>
          <table:table-cell table:style-name="ce22"/>
          <table:table-cell table:style-name="ce21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table:number-columns-repeated="5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VPN</text:p>
          </table:table-cell>
          <table:table-cell table:style-name="ce9" office:value-type="string" calcext:value-type="string">
            <text:p>PrS2</text:p>
          </table:table-cell>
          <table:table-cell table:style-name="ce9" table:number-columns-repeated="3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eamless MPLS</text:p>
          </table:table-cell>
          <table:table-cell table:style-name="ce9" office:value-type="string" calcext:value-type="string">
            <text:p>PrS2</text:p>
          </table:table-cell>
          <table:table-cell table:style-name="ce9" table:number-columns-repeated="3"/>
          <table:table-cell table:style-name="ce5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 NG</text:p>
          </table:table-cell>
          <table:table-cell table:style-name="ce9" office:value-type="string" calcext:value-type="string">
            <text:p>PrS2</text:p>
          </table:table-cell>
          <table:table-cell table:style-name="ce9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table:number-columns-repeated="5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TA</text:p>
          </table:table-cell>
          <table:table-cell table:style-name="ce9" office:value-type="string" calcext:value-type="string">
            <text:p>CCNP-R</text:p>
          </table:table-cell>
          <table:table-cell table:style-name="ce9" table:number-columns-repeated="2"/>
          <table:table-cell table:style-name="ce19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 SLA</text:p>
          </table:table-cell>
          <table:table-cell table:style-name="ce9" office:value-type="string" calcext:value-type="string">
            <text:p>CCNP-R,CCNP-S</text:p>
          </table:table-cell>
          <table:table-cell table:style-name="ce9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9"/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TP BPDU Filter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ST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EF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S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21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4 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6 </text:p>
          </table:table-cell>
          <table:table-cell table:style-name="ce9" office:value-type="string" calcext:value-type="string">
            <text:p>CCNP-S</text:p>
          </table:table-cell>
          <table:table-cell table:style-name="ce9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NTP Authentication</text:p>
          </table:table-cell>
          <table:table-cell table:style-name="ce9" office:value-type="string" calcext:value-type="string">
            <text:p>CCNP-S</text:p>
          </table:table-cell>
          <table:table-cell table:style-name="ce9" table:number-columns-repeated="3"/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isco ISL trunks</text:p>
          </table:table-cell>
          <table:table-cell table:style-name="ce9" office:value-type="string" calcext:value-type="string">
            <text:p>CCNP-S</text:p>
          </table:table-cell>
          <table:table-cell table:style-name="ce22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Snooping</text:p>
          </table:table-cell>
          <table:table-cell table:style-name="ce9" office:value-type="string" calcext:value-type="string">
            <text:p>CCNP-S</text:p>
          </table:table-cell>
          <table:table-cell table:style-name="ce22"/>
          <table:table-cell table:style-name="ce21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LAN</text:p>
          </table:table-cell>
          <table:table-cell table:style-name="ce9" office:value-type="string" calcext:value-type="string">
            <text:p>CCNP-S</text:p>
          </table:table-cell>
          <table:table-cell table:style-name="ce22"/>
          <table:table-cell table:style-name="ce24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NVI NAT</text:p>
          </table:table-cell>
          <table:table-cell table:style-name="ce9"/>
          <table:table-cell table:style-name="ce7" office:value-type="string" calcext:value-type="string">
            <text:p>Klasické NAT funguje na TPGEN zariadeniach</text:p>
          </table:table-cell>
          <table:table-cell table:style-name="ce9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9"/>
          <table:table-cell table:style-name="ce22"/>
          <table:table-cell table:style-name="ce24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9"/>
          <table:table-cell table:style-name="ce22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9"/>
          <table:table-cell table:style-name="ce22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9"/>
          <table:table-cell table:style-name="ce5"/>
          <table:table-cell table:style-name="ce21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Vysvetlivky</text:p>
          </table:table-cell>
          <table:table-cell table:number-columns-repeated="1023"/>
        </table:table-row>
        <table:table-row table:style-name="ro3">
          <table:table-cell table:style-name="ce16"/>
          <table:table-cell table:style-name="ce9" office:value-type="string" calcext:value-type="string">
            <text:p>nepodporovaná technológia</text:p>
          </table:table-cell>
          <table:table-cell table:number-columns-repeated="1022"/>
        </table:table-row>
        <table:table-row table:style-name="ro3">
          <table:table-cell table:style-name="ce17"/>
          <table:table-cell table:style-name="ce9" office:value-type="string" calcext:value-type="string">
            <text:p>pravdepodobne podporovaná technológia</text:p>
          </table:table-cell>
          <table:table-cell table:number-columns-repeated="1022"/>
        </table:table-row>
        <table:table-row table:style-name="ro5">
          <table:table-cell table:style-name="ce18"/>
          <table:table-cell table:style-name="ce9" office:value-type="string" calcext:value-type="string">
            <text:p>pravdepodobne podporovaná technológia</text:p>
            <text:p>-protichodnodné tvrdenia zo zdrojov</text:p>
          </table:table-cell>
          <table:table-cell table:number-columns-repeated="1022"/>
        </table:table-row>
        <table:table-row table:style-name="ro3">
          <table:table-cell table:style-name="ce19"/>
          <table:table-cell table:style-name="ce9" office:value-type="string" calcext:value-type="string">
            <text:p>podporovaná technológia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&lt;bez výplne&gt;</text:p>
          </table:table-cell>
          <table:table-cell table:style-name="ce9" office:value-type="string" calcext:value-type="string">
            <text:p>neuvádza sa v zdrojoch / netestované</text:p>
          </table:table-cell>
          <table:table-cell table:number-columns-repeated="1022"/>
        </table:table-row>
        <table:table-row table:style-name="ro3" table:number-rows-repeated="129">
          <table:table-cell table:style-name="Default"/>
          <table:table-cell table:number-columns-repeated="1023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 style:data-style-name="N2" text:time-value="10:38:45.661522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21T11:32:45.739573484</dc:date>
    <meta:editing-duration>PT17H9M20S</meta:editing-duration>
    <meta:editing-cycles>79</meta:editing-cycles>
    <meta:generator>LibreOffice/6.0.0.3$Linux_X86_64 LibreOffice_project/00m0$Build-3</meta:generator>
    <meta:document-statistic meta:table-count="1" meta:cell-count="238" meta:object-count="0"/>
  </office:meta>
</office:document-meta>
</file>